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10.1153in" table:align="margins"/>
    </style:style>
    <style:style style:name="Table1.A" style:family="table-column">
      <style:table-column-properties style:column-width="0.1743in" style:rel-column-width="1129*"/>
    </style:style>
    <style:style style:name="Table1.B" style:family="table-column">
      <style:table-column-properties style:column-width="1.7014in" style:rel-column-width="11022*"/>
    </style:style>
    <style:style style:name="Table1.C" style:family="table-column">
      <style:table-column-properties style:column-width="0.2993in" style:rel-column-width="1939*"/>
    </style:style>
    <style:style style:name="Table1.D" style:family="table-column">
      <style:table-column-properties style:column-width="1.8243in" style:rel-column-width="11819*"/>
    </style:style>
    <style:style style:name="Table1.E" style:family="table-column">
      <style:table-column-properties style:column-width="1.5597in" style:rel-column-width="10105*"/>
    </style:style>
    <style:style style:name="Table1.F" style:family="table-column">
      <style:table-column-properties style:column-width="1.6333in" style:rel-column-width="10582*"/>
    </style:style>
    <style:style style:name="Table1.G" style:family="table-column">
      <style:table-column-properties style:column-width="1.1833in" style:rel-column-width="7666*"/>
    </style:style>
    <style:style style:name="Table1.H" style:family="table-column">
      <style:table-column-properties style:column-width="0.6069in" style:rel-column-width="3932*"/>
    </style:style>
    <style:style style:name="Table1.I" style:family="table-column">
      <style:table-column-properties style:column-width="1.1333in" style:rel-column-width="7341*"/>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none"/>
    </style:style>
    <style:style style:name="Table1.B3" style:family="table-cell">
      <style:table-cell-properties fo:padding="0.0382in" fo:border="none"/>
    </style:style>
    <style:style style:name="Table1.E3" style:family="table-cell" style:data-style-name="N10004">
      <style:table-cell-properties fo:padding="0.0382in" fo:border-left="0.05pt solid #000000" fo:border-right="none" fo:border-top="none" fo:border-bottom="0.05pt solid #000000"/>
    </style:style>
    <style:style style:name="Table1.H3" style:family="table-cell">
      <style:table-cell-properties style:vertical-align="middle"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none" fo:border-top="none" fo:border-bottom="0.05pt solid #000000"/>
    </style:style>
    <style:style style:name="Table1.B5" style:family="table-cell">
      <style:table-cell-properties fo:padding="0.0382in" fo:border-left="none" fo:border-right="none" fo:border-top="none" fo:border-bottom="0.05pt solid #000000"/>
    </style:style>
    <style:style style:name="Table1.C5" style:family="table-cell">
      <style:table-cell-properties fo:padding="0.0382in" fo:border-left="0.05pt solid #000000" fo:border-right="none" fo:border-top="0.05pt solid #000000" fo:border-bottom="none"/>
    </style:style>
    <style:style style:name="Table1.D5" style:family="table-cell">
      <style:table-cell-properties fo:padding="0.0382in" fo:border-left="none" fo:border-right="none" fo:border-top="0.05pt solid #000000" fo:border-bottom="none"/>
    </style:style>
    <style:style style:name="Table1.B6" style:family="table-cell">
      <style:table-cell-properties fo:padding="0.0382in" fo:border-left="none" fo:border-right="none" fo:border-top="none" fo:border-bottom="0.05pt solid #000000"/>
    </style:style>
    <style:style style:name="Table1.D6" style:family="table-cell">
      <style:table-cell-properties fo:padding="0.0382in" fo:border-left="none" fo:border-right="none" fo:border-top="none" fo:border-bottom="0.05pt solid #000000"/>
    </style:style>
    <style:style style:name="Table1.B7" style:family="table-cell">
      <style:table-cell-properties fo:padding="0.0382in" fo:border-left="none" fo:border-right="none" fo:border-top="none" fo:border-bottom="0.05pt solid #000000"/>
    </style:style>
    <style:style style:name="Table1.B8" style:family="table-cell">
      <style:table-cell-properties fo:padding="0.0382in" fo:border-left="none" fo:border-right="none" fo:border-top="none" fo:border-bottom="0.05pt solid #000000"/>
    </style:style>
    <style:style style:name="Table1.D8" style:family="table-cell">
      <style:table-cell-properties fo:padding="0.0382in" fo:border-left="none" fo:border-right="none" fo:border-top="none" fo:border-bottom="0.05pt solid #000000"/>
    </style:style>
    <style:style style:name="Table1.B9" style:family="table-cell">
      <style:table-cell-properties fo:padding="0.0382in" fo:border-left="none" fo:border-right="none" fo:border-top="none" fo:border-bottom="0.05pt solid #000000"/>
    </style:style>
    <style:style style:name="Table1.B10" style:family="table-cell">
      <style:table-cell-properties fo:padding="0.0382in" fo:border-left="none" fo:border-right="none" fo:border-top="none" fo:border-bottom="0.05pt solid #000000"/>
    </style:style>
    <style:style style:name="Table1.D10" style:family="table-cell">
      <style:table-cell-properties fo:padding="0.0382in" fo:border-left="none" fo:border-right="none" fo:border-top="none" fo:border-bottom="0.05pt solid #000000"/>
    </style:style>
    <style:style style:name="Table2" style:family="table">
      <style:table-properties style:width="10.1153in" table:align="margins"/>
    </style:style>
    <style:style style:name="Table2.A" style:family="table-column">
      <style:table-column-properties style:column-width="5.0576in" style:rel-column-width="32767*"/>
    </style:style>
    <style:style style:name="Table2.B" style:family="table-column">
      <style:table-column-properties style:column-width="5.0576in" style:rel-column-width="32768*"/>
    </style:style>
    <style:style style:name="Table2.A1" style:family="table-cell">
      <style:table-cell-properties fo:padding="0in" fo:border="none"/>
    </style:style>
    <style:style style:name="P1" style:family="paragraph" style:parent-style-name="Standard">
      <style:paragraph-properties fo:text-align="center" style:justify-single-word="false"/>
      <style:text-properties style:font-name="Times New Roman" fo:font-size="12pt" fo:font-weight="bold" officeooo:rsid="001df449" officeooo:paragraph-rsid="001df449" style:font-size-asian="12pt" style:font-weight-asian="bold" style:font-size-complex="12pt" style:font-weight-complex="bold"/>
    </style:style>
    <style:style style:name="P2" style:family="paragraph" style:parent-style-name="Standard">
      <style:paragraph-properties fo:text-align="start" style:justify-single-word="false">
        <style:tab-stops>
          <style:tab-stop style:position="1.752in"/>
        </style:tab-stops>
      </style:paragraph-properties>
      <style:text-properties style:font-name="Times New Roman" fo:font-size="12pt" fo:font-weight="bold" officeooo:rsid="001df449" officeooo:paragraph-rsid="001df449" style:font-size-asian="12pt" style:font-weight-asian="bold" style:font-size-complex="12pt" style:font-weight-complex="bold"/>
    </style:style>
    <style:style style:name="P3" style:family="paragraph" style:parent-style-name="Standard">
      <style:paragraph-properties fo:text-align="start" style:justify-single-word="false">
        <style:tab-stops>
          <style:tab-stop style:position="1.752in"/>
        </style:tab-stops>
      </style:paragraph-properties>
      <style:text-properties style:font-name="Times New Roman" fo:font-size="12pt" fo:font-weight="bold" officeooo:rsid="001df449" officeooo:paragraph-rsid="009ba56a"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bold" officeooo:rsid="001df449" officeooo:paragraph-rsid="001df449" style:font-size-asian="12pt" style:font-weight-asian="bold" style:font-size-complex="12pt" style:font-weight-complex="bold"/>
    </style:style>
    <style:style style:name="P5" style:family="paragraph" style:parent-style-name="Standard">
      <style:text-properties officeooo:paragraph-rsid="009ba56a"/>
    </style:style>
    <style:style style:name="P6" style:family="paragraph" style:parent-style-name="Table_20_Contents">
      <style:paragraph-properties fo:text-align="start" style:justify-single-word="false"/>
      <style:text-properties style:font-name="Times New Roman" fo:font-size="12pt" style:font-size-asian="12pt" style:font-size-complex="12pt"/>
    </style:style>
    <style:style style:name="P7" style:family="paragraph" style:parent-style-name="Table_20_Contents">
      <style:paragraph-properties fo:text-align="center" style:justify-single-word="false"/>
      <style:text-properties style:font-name="Times New Roman" fo:font-size="12pt" officeooo:rsid="0023e420" officeooo:paragraph-rsid="0023e420" style:font-size-asian="12pt" style:font-size-complex="12pt"/>
    </style:style>
    <style:style style:name="P8" style:family="paragraph" style:parent-style-name="Table_20_Contents">
      <style:paragraph-properties fo:text-align="start" style:justify-single-word="false"/>
      <style:text-properties style:font-name="Times New Roman" fo:font-size="12pt" officeooo:rsid="0023e420" officeooo:paragraph-rsid="0023e420" style:font-size-asian="12pt" style:font-size-complex="12pt"/>
    </style:style>
    <style:style style:name="P9" style:family="paragraph" style:parent-style-name="Table_20_Contents">
      <style:paragraph-properties fo:text-align="start" style:justify-single-word="false"/>
      <style:text-properties style:font-name="Times New Roman" fo:font-size="12pt" officeooo:rsid="00242e61" officeooo:paragraph-rsid="00242e61" style:font-size-asian="12pt" style:font-size-complex="12pt"/>
    </style:style>
    <style:style style:name="P10" style:family="paragraph" style:parent-style-name="Table_20_Contents">
      <style:paragraph-properties fo:text-align="start" style:justify-single-word="false"/>
      <style:text-properties style:font-name="Times New Roman" fo:font-size="12pt" officeooo:rsid="0024e156" officeooo:paragraph-rsid="0024e156" style:font-size-asian="12pt" style:font-size-complex="12pt"/>
    </style:style>
    <style:style style:name="P11" style:family="paragraph" style:parent-style-name="Table_20_Contents">
      <style:paragraph-properties fo:text-align="start" style:justify-single-word="false"/>
      <style:text-properties style:font-name="Times New Roman" fo:font-size="12pt" officeooo:rsid="0033a41f" officeooo:paragraph-rsid="0033a41f" style:font-size-asian="12pt" style:font-size-complex="12pt"/>
    </style:style>
    <style:style style:name="P12" style:family="paragraph" style:parent-style-name="Table_20_Contents">
      <style:paragraph-properties fo:text-align="start" style:justify-single-word="false"/>
      <style:text-properties style:font-name="Times New Roman" fo:font-size="12pt" officeooo:rsid="00378150" officeooo:paragraph-rsid="00378150" style:font-size-asian="12pt" style:font-size-complex="12pt"/>
    </style:style>
    <style:style style:name="P13" style:family="paragraph" style:parent-style-name="Table_20_Contents">
      <style:paragraph-properties fo:text-align="center" style:justify-single-word="false"/>
      <style:text-properties style:font-name="Times New Roman" fo:font-size="12pt" officeooo:rsid="00378150" officeooo:paragraph-rsid="00378150" style:font-size-asian="12pt" style:font-size-complex="12pt"/>
    </style:style>
    <style:style style:name="P14" style:family="paragraph" style:parent-style-name="Table_20_Contents">
      <style:paragraph-properties fo:text-align="center" style:justify-single-word="false"/>
      <style:text-properties style:font-name="Times New Roman" fo:font-size="12pt" officeooo:rsid="003a3075" officeooo:paragraph-rsid="003a3075" style:font-size-asian="12pt" style:font-size-complex="12pt"/>
    </style:style>
    <style:style style:name="P15" style:family="paragraph" style:parent-style-name="Table_20_Contents">
      <style:paragraph-properties fo:text-align="start" style:justify-single-word="false"/>
      <style:text-properties style:font-name="Times New Roman" fo:font-size="12pt" officeooo:rsid="0051ce8a" officeooo:paragraph-rsid="0051ce8a" style:font-size-asian="12pt" style:font-size-complex="12pt"/>
    </style:style>
    <style:style style:name="P16" style:family="paragraph" style:parent-style-name="Table_20_Contents">
      <style:paragraph-properties fo:text-align="start" style:justify-single-word="false"/>
      <style:text-properties style:font-name="Times New Roman" fo:font-size="12pt" officeooo:rsid="0041d5dc" officeooo:paragraph-rsid="00529baf" style:font-size-asian="12pt" style:font-size-complex="12pt"/>
    </style:style>
    <style:style style:name="P17" style:family="paragraph" style:parent-style-name="Table_20_Contents">
      <style:paragraph-properties fo:text-align="start" style:justify-single-word="false"/>
      <style:text-properties style:font-name="Times New Roman" fo:font-size="12pt" officeooo:rsid="0041d5dc" officeooo:paragraph-rsid="0052c6d5" style:font-size-asian="12pt" style:font-size-complex="12pt"/>
    </style:style>
    <style:style style:name="P18" style:family="paragraph" style:parent-style-name="Table_20_Contents">
      <style:paragraph-properties fo:text-align="start" style:justify-single-word="false"/>
      <style:text-properties style:font-name="Times New Roman" fo:font-size="12pt" officeooo:rsid="0059023b" officeooo:paragraph-rsid="0059023b" style:font-size-asian="12pt" style:font-size-complex="12pt"/>
    </style:style>
    <style:style style:name="P19" style:family="paragraph" style:parent-style-name="Table_20_Contents">
      <style:paragraph-properties fo:text-align="center" style:justify-single-word="false"/>
      <style:text-properties style:font-name="Times New Roman" fo:font-size="12pt" officeooo:rsid="0069014a" officeooo:paragraph-rsid="0069014a" style:font-size-asian="12pt" style:font-size-complex="12pt"/>
    </style:style>
    <style:style style:name="P20" style:family="paragraph" style:parent-style-name="Table_20_Contents">
      <style:paragraph-properties fo:text-align="start" style:justify-single-word="false"/>
      <style:text-properties style:font-name="Times New Roman" fo:font-size="12pt" officeooo:rsid="00750159" officeooo:paragraph-rsid="00750159" style:font-size-asian="12pt" style:font-size-complex="12pt"/>
    </style:style>
    <style:style style:name="P21" style:family="paragraph" style:parent-style-name="Table_20_Contents">
      <style:paragraph-properties fo:text-align="start" style:justify-single-word="false"/>
      <style:text-properties style:font-name="Times New Roman" fo:font-size="12pt" officeooo:rsid="00525b9b" officeooo:paragraph-rsid="007ca60b" style:font-size-asian="12pt" style:font-size-complex="12pt"/>
    </style:style>
    <style:style style:name="P22" style:family="paragraph" style:parent-style-name="Table_20_Contents">
      <style:paragraph-properties fo:text-align="start" style:justify-single-word="false"/>
      <style:text-properties style:font-name="Times New Roman" fo:font-size="12pt" officeooo:rsid="0067244f" officeooo:paragraph-rsid="007ca60b" style:font-size-asian="12pt" style:font-size-complex="12pt"/>
    </style:style>
    <style:style style:name="P23" style:family="paragraph" style:parent-style-name="Table_20_Contents">
      <style:paragraph-properties fo:text-align="center" style:justify-single-word="false"/>
      <style:text-properties style:font-name="Times New Roman" fo:font-size="12pt" officeooo:rsid="0075fb0f" officeooo:paragraph-rsid="009ba56a" style:font-size-asian="12pt" style:font-size-complex="12pt"/>
    </style:style>
    <style:style style:name="P24"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officeooo:rsid="0075fb0f" officeooo:paragraph-rsid="009ba56a" style:font-size-asian="12pt" style:font-size-complex="12pt"/>
    </style:style>
    <style:style style:name="P25" style:family="paragraph" style:parent-style-name="Table_20_Contents">
      <style:text-properties fo:font-size="12pt" style:font-size-asian="12pt" style:font-size-complex="12pt"/>
    </style:style>
    <style:style style:name="P26" style:family="paragraph" style:parent-style-name="Table_20_Contents">
      <style:paragraph-properties fo:text-align="center" style:justify-single-word="false"/>
      <style:text-properties style:font-name="Times New Roman" fo:font-size="12pt" officeooo:rsid="0075fb0f" officeooo:paragraph-rsid="009d49e6" style:font-size-asian="12pt" style:font-size-complex="12pt"/>
    </style:style>
    <style:style style:name="P27"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353864" officeooo:paragraph-rsid="0042e358" style:font-size-asian="12pt" style:font-size-complex="12pt"/>
    </style:style>
    <style:style style:name="P28"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353864" officeooo:paragraph-rsid="00353864" style:font-size-asian="12pt" style:font-size-complex="12pt"/>
    </style:style>
    <style:style style:name="P29"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417in"/>
        </style:tab-stops>
      </style:paragraph-properties>
      <style:text-properties style:font-name="Times New Roman" fo:font-size="12pt" officeooo:rsid="00353864" officeooo:paragraph-rsid="0036b4c4" style:font-size-asian="12pt" style:font-size-complex="12pt"/>
    </style:style>
    <style:style style:name="P30"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862in"/>
        </style:tab-stops>
      </style:paragraph-properties>
      <style:text-properties style:font-name="Times New Roman" fo:font-size="12pt" officeooo:rsid="00406d3d" officeooo:paragraph-rsid="0042e358" style:font-size-asian="12pt" style:font-size-complex="12pt"/>
    </style:style>
    <style:style style:name="P31"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64in"/>
        </style:tab-stops>
      </style:paragraph-properties>
      <style:text-properties style:font-name="Times New Roman" fo:font-size="12pt" officeooo:rsid="00406d3d" officeooo:paragraph-rsid="0042e358" style:font-size-asian="12pt" style:font-size-complex="12pt"/>
    </style:style>
    <style:style style:name="P32"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64in"/>
        </style:tab-stops>
      </style:paragraph-properties>
      <style:text-properties style:font-name="Times New Roman" fo:font-size="12pt" officeooo:rsid="004585f0" officeooo:paragraph-rsid="004585f0" style:font-size-asian="12pt" style:font-size-complex="12pt"/>
    </style:style>
    <style:style style:name="P33"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64in"/>
        </style:tab-stops>
      </style:paragraph-properties>
      <style:text-properties style:font-name="Times New Roman" fo:font-size="12pt" officeooo:rsid="00477afc" officeooo:paragraph-rsid="00477afc" style:font-size-asian="12pt" style:font-size-complex="12pt"/>
    </style:style>
    <style:style style:name="P34" style:family="paragraph" style:parent-style-name="Table_20_Contents" style:list-style-name="L1">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64in"/>
        </style:tab-stops>
      </style:paragraph-properties>
      <style:text-properties style:font-name="Times New Roman" fo:font-size="12pt" officeooo:rsid="0049dd48" officeooo:paragraph-rsid="0049dd48" style:font-size-asian="12pt" style:font-size-complex="12pt"/>
    </style:style>
    <style:style style:name="P35"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467ea0" officeooo:paragraph-rsid="005516b6" style:font-size-asian="12pt" style:font-size-complex="12pt"/>
    </style:style>
    <style:style style:name="P36" style:family="paragraph" style:parent-style-name="Table_20_Contents" style:list-style-name="L3">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5d7408" officeooo:paragraph-rsid="005d7408" style:font-size-asian="12pt" style:font-size-complex="12pt"/>
    </style:style>
    <style:style style:name="P37" style:family="paragraph" style:parent-style-name="Table_20_Contents" style:list-style-name="L3">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5f696a" officeooo:paragraph-rsid="005f696a" style:font-size-asian="12pt" style:font-size-complex="12pt"/>
    </style:style>
    <style:style style:name="P38" style:family="paragraph" style:parent-style-name="Table_20_Contents" style:list-style-name="L3">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6fe48c" officeooo:paragraph-rsid="006fe48c" style:font-size-asian="12pt" style:font-size-complex="12pt"/>
    </style:style>
    <style:style style:name="P39" style:family="paragraph" style:parent-style-name="Table_20_Contents" style:list-style-name="L3">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70dc82" officeooo:paragraph-rsid="0070dc82" style:font-size-asian="12pt" style:font-size-complex="12pt"/>
    </style:style>
    <style:style style:name="P40"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72in"/>
        </style:tab-stops>
      </style:paragraph-properties>
      <style:text-properties style:font-name="Times New Roman" fo:font-size="12pt" officeooo:rsid="005646fa" officeooo:paragraph-rsid="007d7946" style:font-size-asian="12pt" style:font-size-complex="12pt"/>
    </style:style>
    <style:style style:name="P41"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87399e" officeooo:paragraph-rsid="0087399e" style:font-size-asian="12pt" style:font-size-complex="12pt"/>
    </style:style>
    <style:style style:name="P42"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ext-properties style:font-name="Times New Roman" fo:font-size="12pt" officeooo:rsid="0087399e" officeooo:paragraph-rsid="0087399e" style:font-size-asian="12pt" style:font-size-complex="12pt"/>
    </style:style>
    <style:style style:name="P43"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88ff7a" officeooo:paragraph-rsid="0088ff7a" style:font-size-asian="12pt" style:font-size-complex="12pt"/>
    </style:style>
    <style:style style:name="P44"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ext-properties style:font-name="Times New Roman" fo:font-size="12pt" officeooo:rsid="0088ff7a" officeooo:paragraph-rsid="0088ff7a" style:font-size-asian="12pt" style:font-size-complex="12pt"/>
    </style:style>
    <style:style style:name="P45"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8ab53a" officeooo:paragraph-rsid="008ab53a" style:font-size-asian="12pt" style:font-size-complex="12pt"/>
    </style:style>
    <style:style style:name="P46"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ext-properties style:font-name="Times New Roman" fo:font-size="12pt" officeooo:rsid="008ab53a" officeooo:paragraph-rsid="008ab53a" style:font-size-asian="12pt" style:font-size-complex="12pt"/>
    </style:style>
    <style:style style:name="P47" style:family="paragraph" style:parent-style-name="Table_20_Contents" style:list-style-name="L4">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8bae75" officeooo:paragraph-rsid="008bae75" style:font-size-asian="12pt" style:font-size-complex="12pt"/>
    </style:style>
    <style:style style:name="P48"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72in"/>
        </style:tab-stops>
      </style:paragraph-properties>
      <style:text-properties style:font-name="Times New Roman" fo:font-size="12pt" officeooo:rsid="006d6bd3" officeooo:paragraph-rsid="007d7946" style:font-size-asian="12pt" style:font-size-complex="12pt"/>
    </style:style>
    <style:style style:name="P49"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953bfe" officeooo:paragraph-rsid="00953bfe" style:font-size-asian="12pt" style:font-size-complex="12pt"/>
    </style:style>
    <style:style style:name="P50"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ext-properties style:font-name="Times New Roman" fo:font-size="12pt" officeooo:rsid="00953bfe" officeooo:paragraph-rsid="00953bfe" style:font-size-asian="12pt" style:font-size-complex="12pt"/>
    </style:style>
    <style:style style:name="P51"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9685f7" officeooo:paragraph-rsid="009685f7" style:font-size-asian="12pt" style:font-size-complex="12pt"/>
    </style:style>
    <style:style style:name="P52"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ext-properties style:font-name="Times New Roman" fo:font-size="12pt" officeooo:rsid="009685f7" officeooo:paragraph-rsid="009685f7" style:font-size-asian="12pt" style:font-size-complex="12pt"/>
    </style:style>
    <style:style style:name="P53"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style:font-name="Times New Roman" fo:font-size="12pt" officeooo:rsid="00985a12" officeooo:paragraph-rsid="00985a12" style:font-size-asian="12pt" style:font-size-complex="12pt"/>
    </style:style>
    <style:style style:name="P54"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ext-properties fo:font-size="12pt" officeooo:rsid="00467ea0" officeooo:paragraph-rsid="005516b6" style:font-size-asian="12pt" style:font-size-complex="12pt"/>
    </style:style>
    <style:style style:name="P55"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28in"/>
        </style:tab-stops>
      </style:paragraph-properties>
      <style:text-properties fo:font-size="12pt" officeooo:rsid="00467ea0" officeooo:paragraph-rsid="005516b6" style:font-size-asian="12pt" style:font-size-complex="12pt"/>
    </style:style>
    <style:style style:name="P56" style:family="paragraph" style:parent-style-name="Table_20_Contents" style:list-style-name="L2">
      <loext:graphic-properties draw:fill="none"/>
      <style:paragraph-properties fo:margin-left="0in" fo:margin-right="0in" fo:text-align="start" style:justify-single-word="false" fo:text-indent="0in" style:auto-text-indent="false" fo:background-color="transparent" text:number-lines="false" text:line-number="0">
        <style:tab-stops>
          <style:tab-stop style:position="0.1272in"/>
        </style:tab-stops>
      </style:paragraph-properties>
      <style:text-properties fo:font-size="12pt" officeooo:rsid="005646fa" officeooo:paragraph-rsid="007d7946" style:font-size-asian="12pt" style:font-size-complex="12pt"/>
    </style:style>
    <style:style style:name="T1" style:family="text">
      <style:text-properties officeooo:rsid="002e2aad"/>
    </style:style>
    <style:style style:name="T2" style:family="text">
      <style:text-properties officeooo:rsid="00417b55"/>
    </style:style>
    <style:style style:name="T3" style:family="text">
      <style:text-properties officeooo:rsid="0042e358"/>
    </style:style>
    <style:style style:name="T4" style:family="text">
      <style:text-properties officeooo:rsid="0060f68f"/>
    </style:style>
    <style:style style:name="T5" style:family="text">
      <style:text-properties officeooo:rsid="00680f2e"/>
    </style:style>
    <style:style style:name="T6" style:family="text">
      <style:text-properties officeooo:rsid="008d0dc0"/>
    </style:style>
    <style:style style:name="T7" style:family="text">
      <style:text-properties officeooo:rsid="008bc88b"/>
    </style:style>
    <style:style style:name="T8" style:family="text">
      <style:text-properties officeooo:rsid="008ae4a1"/>
    </style:style>
    <style:style style:name="T9" style:family="text">
      <style:text-properties officeooo:rsid="009ed6ec"/>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number:number-style style:name="N10004" number:language="en" number:country="US">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LABUS MATA PELAJARAN</text:p>
      <text:p text:style-name="P1"/>
      <text:p text:style-name="P4"/>
      <text:p text:style-name="P2">Satuan Pendidikan<text:tab/>: SD Negeri 42 Kota Ternate</text:p>
      <text:p text:style-name="P2">Mata Pelajaran<text:tab/>: Pendidikan Jasmani – Olahraga Kesehatan</text:p>
      <text:p text:style-name="P2">Kelas / Semester<text:tab/>: III / 2</text:p>
      <text:p text:style-name="P2">Tahun Pembelajaran<text:tab/>: 2018 / 2019</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table:number-columns-spanned="2" office:value-type="string">
            <text:p text:style-name="P7">Kompetensi Inti</text:p>
            <text:p text:style-name="P7">(KI)</text:p>
          </table:table-cell>
          <table:covered-table-cell/>
          <table:table-cell table:style-name="Table1.A1" table:number-columns-spanned="2" office:value-type="string">
            <text:p text:style-name="P7">Kompetensi Dasar</text:p>
            <text:p text:style-name="P7">(KD)</text:p>
          </table:table-cell>
          <table:covered-table-cell/>
          <table:table-cell table:style-name="Table1.A1" office:value-type="string">
            <text:p text:style-name="P7">Materi Pokok</text:p>
          </table:table-cell>
          <table:table-cell table:style-name="Table1.A1" office:value-type="string">
            <text:p text:style-name="P7">Kegiatan Pembelajaran</text:p>
          </table:table-cell>
          <table:table-cell table:style-name="Table1.A1" office:value-type="string">
            <text:p text:style-name="P7">Penilaian</text:p>
          </table:table-cell>
          <table:table-cell table:style-name="Table1.A1" office:value-type="string">
            <text:p text:style-name="P7">Alokasi Waktu</text:p>
          </table:table-cell>
          <table:table-cell table:style-name="Table1.I1" office:value-type="string">
            <text:p text:style-name="P7">Sumber Belajar</text:p>
          </table:table-cell>
        </table:table-row>
        <table:table-row>
          <table:table-cell table:style-name="Table1.A2" table:number-columns-spanned="2" office:value-type="string">
            <text:p text:style-name="P14">1</text:p>
          </table:table-cell>
          <table:covered-table-cell/>
          <table:table-cell table:style-name="Table1.A2" table:number-columns-spanned="2" office:value-type="string">
            <text:p text:style-name="P14">2</text:p>
          </table:table-cell>
          <table:covered-table-cell/>
          <table:table-cell table:style-name="Table1.A2" office:value-type="string">
            <text:p text:style-name="P14">3</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6</text:p>
          </table:table-cell>
          <table:table-cell table:style-name="Table1.I2" office:value-type="string">
            <text:p text:style-name="P14">7</text:p>
          </table:table-cell>
        </table:table-row>
        <table:table-row>
          <table:table-cell table:style-name="Table1.A3" office:value-type="string">
            <text:p text:style-name="P8">3</text:p>
          </table:table-cell>
          <table:table-cell table:style-name="Table1.B3" office:value-type="string">
            <text:p text:style-name="P8">Memahami pengetahuan tekstual dengan cara mengamati (mendengar, melihat, membaca) dan menanya berdasarkan rasa ingin tahu</text:p>
          </table:table-cell>
          <table:table-cell table:style-name="Table1.A3" office:value-type="string">
            <text:p text:style-name="P9">3.6</text:p>
          </table:table-cell>
          <table:table-cell table:style-name="Table1.B3" office:value-type="string">
            <text:p text:style-name="P10">Memhamai prosedur penggunaan kombinasi pola gerak dasar lokomotor, non-lokomotor dan manipulatif sesuai dengan irama <text:span text:style-name="T1">(ketukan) tanpa / dengan musik dalam aktivitas gerak berirama</text:span></text:p>
          </table:table-cell>
          <table:table-cell table:style-name="Table1.E3" table:number-rows-spanned="2" office:value-type="float" office:value="0">
            <text:list xml:id="list3036713076" text:style-name="L1">
              <text:list-item>
                <text:p text:style-name="P27">Mengayunkan</text:p>
                <text:p text:style-name="P27"><text:tab/>tangan</text:p>
              </text:list-item>
              <text:list-item>
                <text:p text:style-name="P28">Memutarkan tangan</text:p>
              </text:list-item>
              <text:list-item>
                <text:p text:style-name="P29">Menarik dan <text:tab/><text:span text:style-name="T3">m</text:span>endorong</text:p>
              </text:list-item>
              <text:list-item>
                <text:p text:style-name="P28">Melangkahkan kaki</text:p>
              </text:list-item>
              <text:list-item>
                <text:p text:style-name="P28">Mengkordinasikan</text:p>
              </text:list-item>
            </text:list>
          </table:table-cell>
          <table:table-cell table:style-name="Table1.A2" table:number-rows-spanned="2" office:value-type="string">
            <text:list xml:id="list72545948393176" text:continue-numbering="true" text:style-name="L1">
              <text:list-item>
                <text:p text:style-name="P30">Peserta didik</text:p>
                <text:list>
                  <text:list-header>
                    <text:p text:style-name="P31"><text:tab/>menyimak informasi <text:tab/>dan materi tentang <text:tab/>anak mengayunkan <text:tab/>tangan dari depan ke <text:tab/>belakang, <text:tab/>mengayunkan tangan <text:tab/>kesamping, <text:tab/>mengayunkan tangan <text:tab/>melalui samping <text:tab/>badan, menarik dan <text:tab/>mendorong kedua <text:tab/>tangan, <text:tab/>melangkahkan kaki <text:tab/>kedepan, <text:span text:style-name="T2">belakang, <text:tab/>samping kiri / kanan <text:tab/>dan <text:tab/>mengkordinasikan</text:span></text:p>
                    <text:p text:style-name="P31"/>
                  </text:list-header>
                  <text:list-item>
                    <text:p text:style-name="P32">Peserta didik <text:tab/>mencoba berbagai <text:tab/>kombinasi pola <text:soft-page-break/><text:tab/>gerak dasar <text:tab/>lokomotor, non-<text:tab/>lokomotor, dan <text:tab/>manipulatif, aktivitas <text:tab/>gerak berirama yang <text:tab/>telah diperagakan <text:tab/>oleh guru secara <text:tab/>berulang – ulang</text:p>
                    <text:p text:style-name="P32"/>
                  </text:list-item>
                  <text:list-item>
                    <text:p text:style-name="P33">Peserta didik <text:tab/>mempraktikan secara <text:tab/>berulang kombinasi <text:tab/>pola gerak dasar <text:tab/>lokomotor, non-<text:tab/>lokomotor dan <text:tab/>manipulatif aktivitas <text:tab/>gerak berirama <text:tab/>dalam bentuk <text:tab/>rangkaian sederhana <text:tab/>sesuai dengan <text:tab/>komando dan giliran <text:tab/>yang diberikan oleh <text:tab/>guru dilandasi nilai – <text:tab/>nilai disiplin, percara <text:tab/>diri, sungguh – <text:tab/>sungguh dan <text:tab/>kerjasama</text:p>
                    <text:p text:style-name="P33"/>
                  </text:list-item>
                  <text:list-item>
                    <text:p text:style-name="P34">Peserta didik <text:tab/>menerima umpan <text:tab/>balik secara <text:tab/>langsung maupun <text:tab/>tertunda dari guru <text:tab/>secara klasikal</text:p>
                  </text:list-item>
                </text:list>
              </text:list-item>
            </text:list>
          </table:table-cell>
          <table:table-cell table:style-name="Table1.A2" table:number-rows-spanned="2" office:value-type="string">
            <text:p text:style-name="P12">Hasil belajar peserta didik dinilai selama proses dan diakhir pembelajaran</text:p>
          </table:table-cell>
          <table:table-cell table:style-name="Table1.H3" table:number-rows-spanned="2" office:value-type="string">
            <text:p text:style-name="P13">16</text:p>
          </table:table-cell>
          <table:table-cell table:style-name="Table1.I2" table:number-rows-spanned="2" office:value-type="string">
            <text:p text:style-name="P6"/>
          </table:table-cell>
        </table:table-row>
        <table:table-row>
          <table:table-cell table:style-name="Table1.A2" office:value-type="string">
            <text:p text:style-name="P8">4</text:p>
          </table:table-cell>
          <table:table-cell table:style-name="Table1.B4" office:value-type="string">
            <text:p text:style-name="P11">Menyajikan pengetahuan tekstual dalam bahasa yang jelas, sistimatis dan logis dalam karya yang estetis, dalam gerakan yang mencerminkan anak sehat, dan dalam gerakan yang mencerminkan prilaku anak beriman dan berakhlak mulia</text:p>
          </table:table-cell>
          <table:table-cell table:style-name="Table1.A2" office:value-type="string">
            <text:p text:style-name="P9">4.6</text:p>
          </table:table-cell>
          <table:table-cell table:style-name="Table1.D6" office:value-type="string">
            <text:p text:style-name="P25">Mempraktikan penggunaan kombinasi gerak dasar lokomotor, non-lokomotor dan manipulatif sesuai dengan irama (ketukan) tanpa / dengan musik dalam aktivitas gerak berirama</text:p>
          </table:table-cell>
          <table:covered-table-cell/>
          <table:covered-table-cell/>
          <table:covered-table-cell/>
          <table:covered-table-cell/>
          <table:covered-table-cell/>
        </table:table-row>
        <text:soft-page-break/>
        <table:table-row>
          <table:table-cell table:style-name="Table1.A2" table:number-rows-spanned="6" office:value-type="string">
            <text:p text:style-name="P8"/>
          </table:table-cell>
          <table:table-cell table:style-name="Table1.B10" table:number-rows-spanned="6" office:value-type="string">
            <text:p text:style-name="P11"/>
          </table:table-cell>
          <table:table-cell table:style-name="Table1.C5" office:value-type="string">
            <text:p text:style-name="P15">3.7</text:p>
          </table:table-cell>
          <table:table-cell table:style-name="Table1.D5" office:value-type="string">
            <text:p text:style-name="P16">Memahami prosedur gerak dasar mengambang (water trappen) dan meluncur di air serta menjaga keselamatan diri / orang lain dalam aktivitas air</text:p>
          </table:table-cell>
          <table:table-cell table:style-name="Table1.A2" table:number-rows-spanned="2" office:value-type="string">
            <text:list xml:id="list3023754430" text:style-name="L2">
              <text:list-item>
                <text:p text:style-name="P54">Gerak dasar</text:p>
                <text:p text:style-name="P55"><text:tab/>mengambang</text:p>
                <text:p text:style-name="P55"><text:tab/>dan meluncur</text:p>
                <text:p text:style-name="P35"><text:tab/>di air</text:p>
              </text:list-item>
            </text:list>
          </table:table-cell>
          <table:table-cell table:style-name="Table1.A2" table:number-rows-spanned="2" office:value-type="string">
            <text:list xml:id="list3245710505" text:style-name="L3">
              <text:list-item>
                <text:p text:style-name="P36">Peserta didik <text:tab/>menyimak informasi <text:tab/>dan peragaan materi <text:tab/>tentang gerak <text:tab/>mengambang di air <text:tab/>dengan dipegang dan <text:tab/>tanpa dipegang oleh <text:tab/>teman, meluncur <text:tab/>dengan mata terbuka <text:tab/>dan tertutup dengan <text:tab/>kombinasi yang baik <text:tab/>serta saling menjaga <text:tab/>keselamatan diri / <text:tab/>orang lain</text:p>
                <text:p text:style-name="P36"/>
              </text:list-item>
              <text:list-item>
                <text:p text:style-name="P37">Peserta didik <text:tab/>mencoba <text:span text:style-name="T4">berbagai <text:tab/>gerak mengambang <text:tab/>di air dengan <text:tab/>dipegang dan tanpa <text:tab/>dipegang oleh <text:tab/>teman, meluncur <text:tab/>dengan mata terbuka <text:tab/>dan tertutup dengan <text:tab/>kordinasi yang baik <text:tab/>serta saling menjaga <text:tab/>keselamatan diri / <text:tab/>orang lain yang telah <text:tab/>diperagakan oleh <text:tab/>guru secara berulang <text:tab/>– ulang</text:span></text:p>
                <text:p text:style-name="P37"/>
              </text:list-item>
              <text:list-item>
                <text:p text:style-name="P38">Peserta didik <text:tab/>mempraktikan secara <text:soft-page-break/><text:tab/>berulang gerak <text:tab/>mengambang di air <text:tab/>dengan dipegang dan <text:tab/>tanpa dipegang oleh <text:tab/>teman, meluncur <text:tab/>dengan mata terbuka <text:tab/>dan tertutup dengan <text:tab/>kordinasi yang baik <text:tab/>serta saling menjaga <text:tab/>keselamatan diri / <text:tab/>orang lain dalam <text:tab/>bentuk permainan <text:tab/>sederhana sesuai <text:tab/>dengan komando dan <text:tab/>giliran yang <text:tab/>diberikan oleh guru <text:tab/>dilandasi nilai – nilai <text:tab/>disiplin, percaya diri, <text:tab/>sungguh – sungguh <text:tab/>dan kerja sama</text:p>
                <text:p text:style-name="P38"/>
              </text:list-item>
              <text:list-item>
                <text:p text:style-name="P39">Peserta didik <text:tab/>menerima umpan <text:tab/>balik secara <text:tab/>langsung maupun <text:tab/>tertunda dari guru <text:tab/>secara klasikal</text:p>
              </text:list-item>
            </text:list>
          </table:table-cell>
          <table:table-cell table:style-name="Table1.A2" table:number-rows-spanned="2" office:value-type="string">
            <text:p text:style-name="P18">Hasil belajar peserta didik dinilai selama proses dan diakhir pembelajaran</text:p>
          </table:table-cell>
          <table:table-cell table:style-name="Table1.H3" table:number-rows-spanned="2" office:value-type="string">
            <text:p text:style-name="P19">12</text:p>
          </table:table-cell>
          <table:table-cell table:style-name="Table1.I2" table:number-rows-spanned="2" office:value-type="string">
            <text:p text:style-name="P6"/>
          </table:table-cell>
        </table:table-row>
        <table:table-row>
          <table:covered-table-cell/>
          <table:covered-table-cell/>
          <table:table-cell table:style-name="Table1.A2" office:value-type="string">
            <text:p text:style-name="P15">4.7</text:p>
          </table:table-cell>
          <table:table-cell table:style-name="Table1.D6" office:value-type="string">
            <text:p text:style-name="P17">Mempraktikan gerak dasar mengambang (water trappen) dan meluncur di air serta menjaga keselamatan diri / orang lain dalam aktivitas air</text:p>
          </table:table-cell>
          <table:covered-table-cell/>
          <table:covered-table-cell/>
          <table:covered-table-cell/>
          <table:covered-table-cell/>
          <table:covered-table-cell/>
        </table:table-row>
        <table:table-row>
          <table:covered-table-cell/>
          <table:covered-table-cell/>
          <table:table-cell table:style-name="Table1.A3" office:value-type="string">
            <text:p text:style-name="P20">3.8</text:p>
          </table:table-cell>
          <table:table-cell table:style-name="Table1.B3" office:value-type="string">
            <text:p text:style-name="P21">Memahami bentuk dan manfaat istirahat dan pengisian waktu luang untuk menjaga kesehatan</text:p>
          </table:table-cell>
          <table:table-cell table:style-name="Table1.A2" table:number-rows-spanned="2" office:value-type="string">
            <text:list xml:id="list72545838171882" text:continue-list="list3023754430" text:style-name="L2">
              <text:list-item>
                <text:list>
                  <text:list-item>
                    <text:p text:style-name="P56">Manfaat</text:p>
                    <text:p text:style-name="P56"><text:tab/>istirahat dan</text:p>
                    <text:p text:style-name="P56"><text:tab/>mengisi waktu</text:p>
                    <text:p text:style-name="P40"><text:tab/>luang</text:p>
                  </text:list-item>
                </text:list>
              </text:list-item>
            </text:list>
          </table:table-cell>
          <table:table-cell table:style-name="Table1.A2" table:number-rows-spanned="2" office:value-type="string">
            <text:list xml:id="list2290916454" text:style-name="L4">
              <text:list-item>
                <text:p text:style-name="P41">Peserta didik <text:tab/>menyimak informasi <text:tab/>dan peragaan materi <text:tab/>tentang bentuk <text:tab/>istirahat (tidur) dan <text:tab/>manfaat, serta <text:tab/>pengisian waktu <text:soft-page-break/><text:tab/>luang (membaca <text:tab/>buku, belajar, <text:tab/>berolahraga) untuk <text:tab/>menjaga kesehatan <text:tab/>tubuh</text:p>
                <text:p text:style-name="P42"/>
              </text:list-item>
              <text:list-item>
                <text:p text:style-name="P43">Peserta didik <text:tab/>melaporkan atau <text:tab/>menceritakan hasil <text:tab/>pengamatan <text:tab/>dihadapan guru dan <text:tab/>teman sekelas <text:tab/>tentang bentuk <text:tab/>istirahat (tidur) dan <text:tab/>manfaat serta <text:tab/>pengisian waktu <text:tab/>luang (membaca <text:tab/>buku, belajar, <text:tab/>berolahraga) untuk <text:tab/>menjaga kesehatan <text:tab/>tubuh</text:p>
                <text:p text:style-name="P44"/>
              </text:list-item>
              <text:list-item>
                <text:p text:style-name="P45">Peserta didik <text:tab/>mendapat umpan <text:tab/>balik dari diri <text:tab/>sendiri, teman <text:tab/>kelompok dan guru</text:p>
                <text:p text:style-name="P46"/>
              </text:list-item>
              <text:list-item>
                <text:p text:style-name="P47">Peserta didik <text:tab/>membuat kesimpulan <text:tab/>hasil diskusi tentang <text:tab/><text:span text:style-name="T6">bentuk istirahat <text:tab/>(tidur) dan manfaat <text:tab/>serta pengisian </text:span><text:soft-page-break/><text:span text:style-name="T6"><text:tab/>waktu luang <text:tab/>(membaca buku, <text:tab/>belajar, berolahraga) <text:tab/>untuk menjaga <text:tab/>kesehatan tubuh <text:tab/>secara individual <text:tab/>atau kelompok <text:tab/>dilandasi nilai – nilai <text:tab/>disiplin, percaya diri, <text:tab/>sungguh – sungguh <text:tab/>dan kerja sama</text:span></text:p>
              </text:list-item>
            </text:list>
          </table:table-cell>
          <table:table-cell table:style-name="Table1.A2" table:number-rows-spanned="2" office:value-type="string">
            <text:p text:style-name="P6"/>
          </table:table-cell>
          <table:table-cell table:style-name="Table1.A2" table:number-rows-spanned="2" office:value-type="string">
            <text:p text:style-name="P6"/>
          </table:table-cell>
          <table:table-cell table:style-name="Table1.I2" table:number-rows-spanned="2" office:value-type="string">
            <text:p text:style-name="P6"/>
          </table:table-cell>
        </table:table-row>
        <table:table-row>
          <table:covered-table-cell/>
          <table:covered-table-cell/>
          <table:table-cell table:style-name="Table1.A2" office:value-type="string">
            <text:p text:style-name="P20">4.8</text:p>
          </table:table-cell>
          <table:table-cell table:style-name="Table1.D8" office:value-type="string">
            <text:p text:style-name="P21">Menceritakan bentuk dan manfaat istirahat dan <text:soft-page-break/>pengisian waktu luang untuk menjaga kesehatan</text:p>
          </table:table-cell>
          <table:covered-table-cell/>
          <table:covered-table-cell/>
          <table:covered-table-cell/>
          <table:covered-table-cell/>
          <table:covered-table-cell/>
        </table:table-row>
        <table:table-row>
          <table:covered-table-cell/>
          <table:covered-table-cell/>
          <table:table-cell table:style-name="Table1.A3" office:value-type="string">
            <text:p text:style-name="P20">3.9</text:p>
          </table:table-cell>
          <table:table-cell table:style-name="Table1.B3" office:value-type="string">
            <text:p text:style-name="P22">Menganalisis perlunya memilih makanan bergizi dan jajanan sehat untuk menjaga kesehatan</text:p>
          </table:table-cell>
          <table:table-cell table:style-name="Table1.A2" table:number-rows-spanned="2" office:value-type="string">
            <text:list xml:id="list72546543166339" text:continue-list="list72545838171882" text:style-name="L2">
              <text:list-item>
                <text:p text:style-name="P48">Arti, manfaat,</text:p>
                <text:p text:style-name="P48"><text:tab/>jenis, pengaruh </text:p>
                <text:p text:style-name="P48"><text:tab/>makanan</text:p>
                <text:p text:style-name="P48"><text:tab/>bergizi dan</text:p>
                <text:p text:style-name="P48"><text:tab/>jajanan sehat</text:p>
              </text:list-item>
            </text:list>
          </table:table-cell>
          <table:table-cell table:style-name="Table1.A2" table:number-rows-spanned="2" office:value-type="string">
            <text:list xml:id="list72545007501613" text:continue-numbering="true" text:style-name="L2">
              <text:list-item>
                <text:p text:style-name="P49">Peserta didik <text:tab/>menyimak informasi <text:tab/>tentang arti makanan <text:tab/>bergizi dan jajanan <text:tab/>sehat; manfaat <text:tab/>makanan bergizi dan <text:tab/>jajanan sehat; jenis <text:tab/>makanan bergizi dan <text:tab/>jajanan sehat untuk <text:tab/>menjaga kesehatan <text:tab/>tubuh</text:p>
                <text:p text:style-name="P50"/>
              </text:list-item>
              <text:list-item>
                <text:p text:style-name="P51">Peserta didik <text:tab/>mendapat umpan <text:tab/>balik dari diri <text:tab/>sendiri, teman <text:tab/>kelompok dan guru</text:p>
                <text:p text:style-name="P52"/>
              </text:list-item>
              <text:list-item>
                <text:p text:style-name="P53">Peserta didik <text:tab/>membuat kesimpulan <text:tab/>hasil diskusi tentang <text:tab/>arti makanan bergizi <text:tab/>dan jajanan sehat; <text:soft-page-break/><text:tab/>manfaat makanan <text:tab/>bergizi dan jajanan <text:tab/>sehat; jenis makanan <text:tab/>bergizi dan jajanan <text:tab/>sehat; pengaruh <text:tab/>makanan bergizi dan <text:tab/>jajanan sehat untuk <text:tab/>menjaga kesehatan <text:tab/>tubuh secara <text:tab/>individual / <text:tab/>kelompok dilandasi <text:tab/>nilai – nilai disiplin, <text:tab/>percaya diri, <text:tab/>sungguh – sungguh <text:tab/>dan kerjasama</text:p>
              </text:list-item>
            </text:list>
          </table:table-cell>
          <table:table-cell table:style-name="Table1.A2" table:number-rows-spanned="2" office:value-type="string">
            <text:p text:style-name="P6"/>
          </table:table-cell>
          <table:table-cell table:style-name="Table1.A2" table:number-rows-spanned="2" office:value-type="string">
            <text:p text:style-name="P6"/>
          </table:table-cell>
          <table:table-cell table:style-name="Table1.I2" table:number-rows-spanned="2" office:value-type="string">
            <text:p text:style-name="P6"/>
          </table:table-cell>
        </table:table-row>
        <table:table-row>
          <table:covered-table-cell/>
          <table:covered-table-cell/>
          <table:table-cell table:style-name="Table1.A2" office:value-type="string">
            <text:p text:style-name="P20">4.9</text:p>
          </table:table-cell>
          <table:table-cell table:style-name="Table1.D10" office:value-type="string">
            <text:p text:style-name="P22">Menceritakan <text:span text:style-name="T5">arti pentingnya</text:span> memilih makanan bergizi dan jajanan sehat untuk menjaga kesehatan</text:p>
          </table:table-cell>
          <table:covered-table-cell/>
          <table:covered-table-cell/>
          <table:covered-table-cell/>
          <table:covered-table-cell/>
          <table:covered-table-cell/>
        </table:table-row>
      </table:table>
      <text:p text:style-name="P2"/>
      <text:p text:style-name="P2"/>
      <text:p text:style-name="P3"/>
      <table:table table:name="Table2" table:style-name="Table2">
        <table:table-column table:style-name="Table2.A"/>
        <table:table-column table:style-name="Table2.B"/>
        <table:table-row>
          <table:table-cell table:style-name="Table2.A1" office:value-type="string">
            <text:p text:style-name="P23">Menyetujui / Mengesahkan</text:p>
            <text:p text:style-name="P23">Kepala Sekolah</text:p>
            <text:p text:style-name="P23"/>
            <text:p text:style-name="P23"/>
            <text:p text:style-name="P24">USMAN, S.Pd</text:p>
            <text:p text:style-name="P26">N<text:span text:style-name="T7">IP</text:span>. <text:span text:style-name="T8">196807151999011002</text:span></text:p>
          </table:table-cell>
          <table:table-cell table:style-name="Table2.A1" office:value-type="string">
            <text:p text:style-name="P23">Ternate, 5 Januri 2019</text:p>
            <text:p text:style-name="P23">Guru Mata Pelajaran</text:p>
            <text:p text:style-name="P23"/>
            <text:p text:style-name="P23"/>
            <text:p text:style-name="P24">NURBAYA AHMAD</text:p>
            <text:p text:style-name="P23"><text:span text:style-name="T9">NIP</text:span>. 196612021987122006</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Times New Roman" fo:font-family="'Times New Roman'" style:font-family-generic="roman" style:font-pitch="variable" fo:font-size="12pt" officeooo:rsid="002e2aad" style:font-size-asian="12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16:23:11.136596760</meta:creation-date>
    <dc:date>2018-12-30T07:25:44.304091300</dc:date>
    <meta:editing-duration>PT4H21M40S</meta:editing-duration>
    <meta:editing-cycles>93</meta:editing-cycles>
    <meta:generator>LibreOffice/6.0.7.3$Linux_X86_64 LibreOffice_project/00m0$Build-3</meta:generator>
    <meta:document-statistic meta:table-count="2" meta:image-count="0" meta:object-count="0" meta:page-count="7" meta:paragraph-count="100" meta:word-count="819" meta:character-count="5741" meta:non-whitespace-character-count="4854"/>
  </office:meta>
</office:document-meta>
</file>